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P7" style:family="paragraph" style:parent-style-name="Text_20_body" style:list-style-name="L2">
      <style:text-properties style:font-name="Cambria"/>
    </style:style>
    <style:style style:name="P8" style:family="paragraph" style:parent-style-name="Text_20_body" style:list-style-name="L3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font-name-asian="Times New Roman2" style:font-name-complex="Times New Roman2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2" style:font-name-complex="Times New Roman2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<draw:frame draw:style-name="fr1" draw:name="Графический объект1" text:anchor-type="as-char" svg:width="0.85cm" svg:height="0.85cm" draw:z-index="0"><draw:image xlink:href="../images/3054.png" xlink:type="simple" xlink:show="embed" xlink:actuate="onLoad"/></draw:frame></text:p>
          </table:table-cell>
          <table:table-cell table:style-name="Таблица1.B1" office:value-type="string">
            <text:h text:style-name="P5" text:outline-level="1">Фильтрация сигнала</text:h>
          </table:table-cell>
        </table:table-row>
        <table:table-row>
          <table:table-cell table:style-name="Таблица1.A2" office:value-type="string">
            <text:p text:style-name="P4">в палитре</text:p>
          </table:table-cell>
          <table:table-cell table:style-name="Таблица1.B1" office:value-type="string">
            <text:p text:style-name="P2">| векторизован | <text:span text:style-name="T1">Cи</text:span> <text:span text:style-name="T7">|</text:span></text:p>
          </table:table-cell>
        </table:table-row>
        <table:table-row table:style-name="Таблица1.3">
          <table:table-cell table:style-name="Таблица1.A1" office:value-type="string">
            <text:p text:style-name="P3"><draw:frame draw:style-name="fr2" draw:name="Графический объект2" text:anchor-type="as-char" svg:width="2.671cm" svg:height="2.2cm" draw:z-index="1"><draw:image xlink:href="../images/3054s.png" xlink:type="simple" xlink:show="embed" xlink:actuate="onLoad"/></draw:frame></text:p>
          </table:table-cell>
          <table:table-cell table:style-name="Таблица1.A1" office:value-type="string">
            <text:p text:style-name="P2"/>
          </table:table-cell>
        </table:table-row>
        <table:table-row table:style-name="Таблица1.3">
          <table:table-cell table:style-name="Таблица1.A4" office:value-type="string">
            <text:p text:style-name="P4">на схеме</text:p>
          </table:table-cell>
          <table:table-cell table:style-name="Таблица1.B4" office:value-type="string">
            <text:p text:style-name="P2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2">Выполняет численную фильтрацию, с использованием блока «Дискретная апериодика 1-го порядка».</text:p>
            <text:p text:style-name="P2">Блок представляет собой субмодель (сборку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P2"><text:span text:style-name="T6">Алгоритм работы блока </text:span><text:span text:style-name="T2">реализует численную фильтрацию входного сигнала.</text:span></text:p>
            <text:p text:style-name="P2"><text:span text:style-name="T4">Свойства</text:span>:</text:p>
            <text:list xml:id="list2954864636021477565" text:style-name="L1">
              <text:list-item>
                <text:p text:style-name="P6"><text:span text:style-name="T1">Постоянная демпфирования</text:span> — параметр, задающий постоянную времени для апериодики 1-го порядка и определяющая степень «сглаживания» или фильтрации входного сигнала.</text:p>
              </text:list-item>
              <text:list-item>
                <text:p text:style-name="P6">Число <text:span text:style-name="T1">переменных</text:span> — число переменных во входном векторе.</text:p>
              </text:list-item>
            </text:list>
            <text:p text:style-name="P2"><text:span text:style-name="T4">Сигналы блока</text:span>:</text:p>
            <text:p text:style-name="P2"><draw:frame draw:style-name="fr3" draw:name="Графический объект3" text:anchor-type="paragraph" svg:width="10.209cm" svg:height="2.94cm" draw:z-index="2"><draw:image xlink:href="../images/3054_signals.png" xlink:type="simple" xlink:show="embed" xlink:actuate="onLoad"/></draw:frame><text:span text:style-name="T4">Входные сигналы</text:span>:</text:p>
            <text:list xml:id="list6180031548260460313" text:style-name="L2">
              <text:list-item>
                <text:p text:style-name="P7">Признак трансляции — если = 1, на выход передается входная переменная х (без фильтрации).</text:p>
              </text:list-item>
              <text:list-item>
                <text:p text:style-name="P7"><text:span text:style-name="T7">x(t)</text:span> — фильтруемая переменная (переменные).</text:p>
              </text:list-item>
            </text:list>
            <text:p text:style-name="P2"><text:span text:style-name="T4">Выходн</text:span><text:span text:style-name="T3">ой</text:span><text:span text:style-name="T4"> сигнал</text:span>:</text:p>
            <text:list xml:id="list5113130205953109237" text:style-name="L3">
              <text:list-item>
                <text:p text:style-name="P8"><text:span text:style-name="T7">x_</text:span>ф — отфильтрованная переменная (переменные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ильтрация сигнала</dc:title>
    <dc:date>2014-12-09T08:20:53.25</dc:date>
    <meta:generator>OpenOffice/4.1.1$Win32 OpenOffice.org_project/411m6$Build-9775</meta:generator>
    <meta:editing-duration>PT1H32M17S</meta:editing-duration>
    <meta:editing-cycles>32</meta:editing-cycles>
    <meta:document-statistic meta:table-count="1" meta:image-count="3" meta:object-count="0" meta:page-count="1" meta:paragraph-count="18" meta:word-count="112" meta:character-count="826"/>
  </office:meta>
</office:document-meta>
</file>